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713cm" style:rel-column-width="10457*"/>
    </style:style>
    <style:style style:name="Tabelle1.B" style:family="table-column">
      <style:table-column-properties style:column-width="14.288cm" style:rel-column-width="5507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713cm" style:rel-column-width="10457*"/>
    </style:style>
    <style:style style:name="Tabelle2.B" style:family="table-column">
      <style:table-column-properties style:column-width="14.288cm" style:rel-column-width="5507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713cm" style:rel-column-width="10457*"/>
    </style:style>
    <style:style style:name="Tabelle3.B" style:family="table-column">
      <style:table-column-properties style:column-width="14.288cm" style:rel-column-width="5507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6.085cm" style:rel-column-width="23458*"/>
    </style:style>
    <style:style style:name="Tabelle4.B" style:family="table-column">
      <style:table-column-properties style:column-width="10.915cm" style:rel-column-width="4207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085cm" style:rel-column-width="23458*"/>
    </style:style>
    <style:style style:name="Tabelle5.B" style:family="table-column">
      <style:table-column-properties style:column-width="10.915cm" style:rel-column-width="4207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6.085cm" style:rel-column-width="23458*"/>
    </style:style>
    <style:style style:name="Tabelle6.B" style:family="table-column">
      <style:table-column-properties style:column-width="10.915cm" style:rel-column-width="42077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6.085cm" style:rel-column-width="23458*"/>
    </style:style>
    <style:style style:name="Tabelle7.B" style:family="table-column">
      <style:table-column-properties style:column-width="10.915cm" style:rel-column-width="42077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0f8616" style:font-size-asian="12pt" style:font-size-complex="12pt"/>
    </style:style>
    <style:style style:name="P3" style:family="paragraph" style:parent-style-name="Standard">
      <style:text-properties style:font-name="Arial" fo:font-size="12pt" officeooo:paragraph-rsid="00112690" style:font-size-asian="12pt" style:font-size-complex="12pt"/>
    </style:style>
    <style:style style:name="P4" style:family="paragraph" style:parent-style-name="Standard">
      <style:text-properties style:font-name="Arial" fo:font-size="12pt" officeooo:rsid="00112690" officeooo:paragraph-rsid="00112690" style:font-size-asian="12pt" style:font-size-complex="12pt"/>
    </style:style>
    <style:style style:name="P5" style:family="paragraph" style:parent-style-name="Standard">
      <style:text-properties style:font-name="Arial" fo:font-size="12pt" officeooo:rsid="00126468" officeooo:paragraph-rsid="00126468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0f8616" officeooo:paragraph-rsid="000f861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0f8616" officeooo:paragraph-rsid="0011269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0126468" officeooo:paragraph-rsid="0012646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0f8616" officeooo:paragraph-rsid="000f861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126468" officeooo:paragraph-rsid="0012646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0f8616" officeooo:paragraph-rsid="000f861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weight="bold" officeooo:rsid="000f8616" officeooo:paragraph-rsid="000f8616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Heading_20_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0f8616" officeooo:paragraph-rsid="000f8616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112690" officeooo:paragraph-rsid="00112690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126468" officeooo:paragraph-rsid="00126468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2pt" fo:font-weight="normal" officeooo:rsid="000f8616" officeooo:paragraph-rsid="000f8616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fo:font-weight="normal" officeooo:rsid="00112690" officeooo:paragraph-rsid="00112690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2pt" fo:font-weight="normal" officeooo:rsid="00126468" officeooo:paragraph-rsid="00126468" style:font-size-asian="12pt" style:font-weight-asian="normal" style:font-size-complex="12pt" style:font-weight-complex="normal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officeooo:rsid="000f8616"/>
    </style:style>
    <style:style style:name="T3" style:family="text">
      <style:text-properties officeooo:rsid="00148b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2">r</text:span>osaVote</text:h>
      <text:p text:style-name="P12"/>
      <text:p text:style-name="P13">Was ist rosaVote?</text:p>
      <text:p text:style-name="P12">Ein rosafariges Voting Advice Application Framework in rosa</text:p>
      <text:p text:style-name="P12">rosaVote wurde als freie Wahl-o-Mat-Alternative für die Wahlen zum Studierendenparlament am Karlsruher Institut für Technologie entwickelt.</text:p>
      <text:p text:style-name="P14"><text:span text:style-name="T1">Die damals eingesetzte Version ist online erreichbar unter: </text:span><text:a xlink:type="simple" xlink:href="http://www.asta-kit.de/Wahl/Wahl14/stupa-o-mat/index.html"><text:span text:style-name="T1">http://www.asta-kit.de/Wahl/Wahl14/stupa-o-mat/index.html</text:span></text:a></text:p>
      <text:p text:style-name="P12">rosaVote unterstützt verschiedene Fragentypen mit individueller Bewertung (auch mit mehr als 3 Antwortmöglichkeiten) und ist ansonsten vom Funktionsumfang mit dem bekannten Wahl-o-Mat vergleichbar.</text:p>
      <text:p text:style-name="P12">rosaVote lässt sich über css-Dateien an das eigene Design anpassen, 3 Themes werden mitgeliefert, <text:span text:style-name="T2">mensch</text:span> ist also nicht auf ein rosafarbiges Design angewiesen.</text:p>
      <text:p text:style-name="P12">Die Konfiguration geschieht über Text-Dateien (bzw. JSON). Eine Anleitung liegt bei. Tiefere Programmier- oder Webdesignerfahrungen sind nicht erforderlich, zur Anpassung an eigene Bedürfnisse aber hilfreich.</text:p>
      <text:p text:style-name="P12">rosaVote steht unter der GPL-Lizenz, darf also (im wesentlichen) frei genutzt werden. </text:p>
      <text:p text:style-name="P14"><text:span text:style-name="T1">Die ursprüngliche Version beruhte auf der Mat-O-Wahl-Software von Matthias Steudtner (</text:span><text:a xlink:type="simple" xlink:href="http://www.mat-o-wahl.de/"><text:span text:style-name="T1">www.mat-o-wahl.de</text:span></text:a><text:span text:style-name="T1">). Inzwischen wurde die Software komplett neu geschrieben..</text:span></text:p>
      <text:p text:style-name="P1"/>
      <text:p text:style-name="P6">Wie wird rosaVote eingerichtet?</text:p>
      <text:p text:style-name="P6"/>
      <text:p text:style-name="P9">rosaVote wird über JSON-Datien konfiguriert, lassn sich also mit Text-editoren bearbeiten.. Die Dateien liegen im Ordner /data. Am besten mensch schaut sich die entsprechenden Dateien in den Beispielen an, um die Funktionalität nachzuvollziehen</text:p>
      <text:p text:style-name="P9"/>
      <text:p text:style-name="P6">Questionstyles</text:p>
      <text:p text:style-name="P6"/>
      <text:p text:style-name="P9">in quest_styles.JSON liegen die Daten für die Fragentypen. Jeder Fragentyp hat folgende Attribute;</text:p>
      <text:p text:style-name="P9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Answers</text:p>
          </table:table-cell>
          <table:table-cell table:style-name="Tabelle1.B1" office:value-type="string">
            <text:p text:style-name="P16">Antwortenbezeichnungen (array)</text:p>
          </table:table-cell>
        </table:table-row>
        <table:table-row>
          <table:table-cell table:style-name="Tabelle1.A2" office:value-type="string">
            <text:p text:style-name="P16">Icons</text:p>
          </table:table-cell>
          <table:table-cell table:style-name="Tabelle1.B2" office:value-type="string">
            <text:p text:style-name="P16">Die Icons der Antworten (array)</text:p>
          </table:table-cell>
        </table:table-row>
        <table:table-row>
          <table:table-cell table:style-name="Tabelle1.A2" office:value-type="string">
            <text:p text:style-name="P16">colors</text:p>
          </table:table-cell>
          <table:table-cell table:style-name="Tabelle1.B2" office:value-type="string">
            <text:p text:style-name="P16">Die Farben der Antworten als CSS-Farben (array)</text:p>
          </table:table-cell>
        </table:table-row>
        <table:table-row>
          <table:table-cell table:style-name="Tabelle1.A2" office:value-type="string">
            <text:p text:style-name="P16">Rating</text:p>
          </table:table-cell>
          <table:table-cell table:style-name="Tabelle1.B2" office:value-type="string">
            <text:p text:style-name="P16">Die Auswertungsfunktion als Matrix. Wenn der Benutzer Antwortoiption x wählt, und die Liste Antwort y, bekommt die Liste dafür (x,y) Punkte</text:p>
          </table:table-cell>
        </table:table-row>
      </table:table>
      <text:p text:style-name="P9"/>
      <text:p text:style-name="P9"/>
      <text:p text:style-name="P9"/>
      <text:p text:style-name="P9"/>
      <text:p text:style-name="P6">Questions</text:p>
      <text:p text:style-name="P6"><text:soft-page-break/></text:p>
      <text:p text:style-name="P9">Die Fragen und deren Antworten liegen in questions.JSON. Jede Frage hat folgende Attribute:</text:p>
      <text:p text:style-name="P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6">title</text:p>
          </table:table-cell>
          <table:table-cell table:style-name="Tabelle2.B1" office:value-type="string">
            <text:p text:style-name="P16">Kurzbezeichnung der Frage</text:p>
          </table:table-cell>
        </table:table-row>
        <table:table-row>
          <table:table-cell table:style-name="Tabelle2.A2" office:value-type="string">
            <text:p text:style-name="P16">question</text:p>
          </table:table-cell>
          <table:table-cell table:style-name="Tabelle2.B2" office:value-type="string">
            <text:p text:style-name="P16">Die ausformulierte Frage</text:p>
          </table:table-cell>
        </table:table-row>
        <table:table-row>
          <table:table-cell table:style-name="Tabelle2.A2" office:value-type="string">
            <text:p text:style-name="P16">annotation</text:p>
          </table:table-cell>
          <table:table-cell table:style-name="Tabelle2.B2" office:value-type="string">
            <text:p text:style-name="P16">Eine Anmerkung zu der Frage</text:p>
          </table:table-cell>
        </table:table-row>
        <table:table-row>
          <table:table-cell table:style-name="Tabelle2.A2" office:value-type="string">
            <text:p text:style-name="P16">style</text:p>
          </table:table-cell>
          <table:table-cell table:style-name="Tabelle2.B2" office:value-type="string">
            <text:p text:style-name="P19">Der Fragentyp, muss ein Typ aus Questionstyles sein</text:p>
          </table:table-cell>
        </table:table-row>
        <table:table-row>
          <table:table-cell table:style-name="Tabelle2.A2" office:value-type="string">
            <text:p text:style-name="P16">answers</text:p>
          </table:table-cell>
          <table:table-cell table:style-name="Tabelle2.B2" office:value-type="string">
            <text:p text:style-name="P19">Die Antworten der Listen als assoziatives Array</text:p>
          </table:table-cell>
        </table:table-row>
        <table:table-row>
          <table:table-cell table:style-name="Tabelle2.A2" office:value-type="string">
            <text:p text:style-name="P16">comments</text:p>
          </table:table-cell>
          <table:table-cell table:style-name="Tabelle2.B2" office:value-type="string">
            <text:p text:style-name="P19">Die Kommentare der Liten als assoziatives Array</text:p>
          </table:table-cell>
        </table:table-row>
      </table:table>
      <text:p text:style-name="P9"/>
      <text:p text:style-name="P6">Parties</text:p>
      <text:p text:style-name="P6"/>
      <text:p text:style-name="P9">Die Listeninformationen liegen in parties.JSON. Jede Liste hatfolgende Attribute:</text:p>
      <text:p text:style-name="P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shortname</text:p>
          </table:table-cell>
          <table:table-cell table:style-name="Tabelle3.B1" office:value-type="string">
            <text:p text:style-name="P16">Das Kürzel der Liste</text:p>
          </table:table-cell>
        </table:table-row>
        <table:table-row>
          <table:table-cell table:style-name="Tabelle3.A2" office:value-type="string">
            <text:p text:style-name="P16">longname</text:p>
          </table:table-cell>
          <table:table-cell table:style-name="Tabelle3.B2" office:value-type="string">
            <text:p text:style-name="P16">De3r volle Name der Liste</text:p>
          </table:table-cell>
        </table:table-row>
        <table:table-row>
          <table:table-cell table:style-name="Tabelle3.A2" office:value-type="string">
            <text:p text:style-name="P16">website</text:p>
          </table:table-cell>
          <table:table-cell table:style-name="Tabelle3.B2" office:value-type="string">
            <text:p text:style-name="P16">Die Website der Liste</text:p>
          </table:table-cell>
        </table:table-row>
        <table:table-row>
          <table:table-cell table:style-name="Tabelle3.A2" office:value-type="string">
            <text:p text:style-name="P16">logo</text:p>
          </table:table-cell>
          <table:table-cell table:style-name="Tabelle3.B2" office:value-type="string">
            <text:p text:style-name="P19">Pfad zum Logo der Liste</text:p>
          </table:table-cell>
        </table:table-row>
      </table:table>
      <text:p text:style-name="P2"/>
      <text:p text:style-name="P6">Einstellungen</text:p>
      <text:p text:style-name="P6"/>
      <text:p text:style-name="P9">Diverse Einstelliungen können in preferences.JSON gemacht werden:</text:p>
      <text:p text:style-name="P9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6">homepgageTitle</text:p>
          </table:table-cell>
          <table:table-cell table:style-name="Tabelle4.B1" office:value-type="string">
            <text:p text:style-name="P16">Der title-Tag (wird in der Titelleiste im Browser angezeigt=</text:p>
          </table:table-cell>
        </table:table-row>
        <table:table-row>
          <table:table-cell table:style-name="Tabelle4.A2" office:value-type="string">
            <text:p text:style-name="P16">headline</text:p>
          </table:table-cell>
          <table:table-cell table:style-name="Tabelle4.B2" office:value-type="string">
            <text:p text:style-name="P16">Ein Titel </text:p>
          </table:table-cell>
        </table:table-row>
        <table:table-row>
          <table:table-cell table:style-name="Tabelle4.A2" office:value-type="string">
            <text:p text:style-name="P16">theme</text:p>
          </table:table-cell>
          <table:table-cell table:style-name="Tabelle4.B2" office:value-type="string">
            <text:p text:style-name="P16">Das CSS-Theme (siehe weiter unten)</text:p>
          </table:table-cell>
        </table:table-row>
        <table:table-row>
          <table:table-cell table:style-name="Tabelle4.A2" office:value-type="string">
            <text:p text:style-name="P16">doubleWeight</text:p>
          </table:table-cell>
          <table:table-cell table:style-name="Tabelle4.B2" office:value-type="string">
            <text:p text:style-name="P19">Wenn „true“, kann der Benutzer Fragen gewichten</text:p>
          </table:table-cell>
        </table:table-row>
        <table:table-row>
          <table:table-cell table:style-name="Tabelle4.A2" office:value-type="string">
            <text:p text:style-name="P16">dynamicEvaluation</text:p>
          </table:table-cell>
          <table:table-cell table:style-name="Tabelle4.B2" office:value-type="string">
            <text:p text:style-name="P19">Wenn „true“, kann der Benutzer seine Eingaben in der Auswertungsanzeige noch dynamisch änbdern</text:p>
          </table:table-cell>
        </table:table-row>
        <table:table-row>
          <table:table-cell table:style-name="Tabelle4.A2" office:value-type="string">
            <text:p text:style-name="P16">showCommentsInEvaluation</text:p>
          </table:table-cell>
          <table:table-cell table:style-name="Tabelle4.B2" office:value-type="string">
            <text:p text:style-name="P19">Wenn „true“, werden die Kommentare der Listen in der Auswertung angezeigt</text:p>
          </table:table-cell>
        </table:table-row>
        <table:table-row>
          <table:table-cell table:style-name="Tabelle4.A2" office:value-type="string">
            <text:p text:style-name="P16">homepage</text:p>
          </table:table-cell>
          <table:table-cell table:style-name="Tabelle4.B2" office:value-type="string">
            <text:p text:style-name="P19">Hier kann ein Link zu einer „Landingpage“ angegeben werden. Wenn „“ angegeben wird, wird kein Linkbutton angezeigt.</text:p>
          </table:table-cell>
        </table:table-row>
        <table:table-row>
          <table:table-cell table:style-name="Tabelle4.A2" office:value-type="string">
            <text:p text:style-name="P16">startFadeTime</text:p>
          </table:table-cell>
          <table:table-cell table:style-name="Tabelle4.B2" office:value-type="string">
            <text:p text:style-name="P19">Einblendzeit in milisekunden</text:p>
          </table:table-cell>
        </table:table-row>
        <table:table-row>
          <table:table-cell table:style-name="Tabelle4.A2" office:value-type="string">
            <text:p text:style-name="P16">counter</text:p>
          </table:table-cell>
          <table:table-cell table:style-name="Tabelle4.B2" office:value-type="string">
            <text:p text:style-name="P19">Hier kann in Link zu einem counter angegeben werden. Der Link wird beim Start von rosaVote per AJAX/Get aufgerufen</text:p>
          </table:table-cell>
        </table:table-row>
        <table:table-row>
          <table:table-cell table:style-name="Tabelle4.A2" office:value-type="string">
            <text:p text:style-name="P16">favicon</text:p>
          </table:table-cell>
          <table:table-cell table:style-name="Tabelle4.B2" office:value-type="string">
            <text:p text:style-name="P19">Das favicon/logo</text:p>
          </table:table-cell>
        </table:table-row>
      </table:table>
      <text:p text:style-name="P9"/>
      <text:p text:style-name="P9"/>
      <text:p text:style-name="P11">Dimensions:</text:p>
      <text:p text:style-name="P9"/>
      <text:p text:style-name="P9">Hier werden die Größen er einzelnen Seiten angegeben:</text:p>
      <text:p text:style-name="P7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7">questionsiteWidth</text:p>
          </table:table-cell>
          <table:table-cell table:style-name="Tabelle5.B1" office:value-type="string">
            <text:p text:style-name="P17">Breite der Fragenseite</text:p>
          </table:table-cell>
        </table:table-row>
        <table:table-row>
          <table:table-cell table:style-name="Tabelle5.A2" office:value-type="string">
            <text:p text:style-name="P17">questionsiteHeight</text:p>
          </table:table-cell>
          <table:table-cell table:style-name="Tabelle5.B2" office:value-type="string">
            <text:p text:style-name="P17">Höhe der Fragenseite</text:p>
          </table:table-cell>
        </table:table-row>
        <table:table-row>
          <table:table-cell table:style-name="Tabelle5.A2" office:value-type="string">
            <text:p text:style-name="P17">evaluationsiteWidth</text:p>
          </table:table-cell>
          <table:table-cell table:style-name="Tabelle5.B2" office:value-type="string">
            <text:p text:style-name="P17">Breite der Auswertungsseite</text:p>
          </table:table-cell>
        </table:table-row>
        <table:table-row>
          <table:table-cell table:style-name="Tabelle5.A2" office:value-type="string">
            <text:p text:style-name="P17">evaluationsiteHeight</text:p>
          </table:table-cell>
          <table:table-cell table:style-name="Tabelle5.B2" office:value-type="string">
            <text:p text:style-name="P20">Höhe der Auswertungsseite</text:p>
          </table:table-cell>
        </table:table-row>
        <table:table-row>
          <table:table-cell table:style-name="Tabelle5.A2" office:value-type="string">
            <text:p text:style-name="P17">commentssiteWidth</text:p>
          </table:table-cell>
          <table:table-cell table:style-name="Tabelle5.B2" office:value-type="string">
            <text:p text:style-name="P20">Breite der Kommentarseite</text:p>
          </table:table-cell>
        </table:table-row>
        <table:table-row>
          <table:table-cell table:style-name="Tabelle5.A2" office:value-type="string">
            <text:p text:style-name="P17">commentssiteHeight</text:p>
          </table:table-cell>
          <table:table-cell table:style-name="Tabelle5.B2" office:value-type="string">
            <text:p text:style-name="P20">Höhe der Kommentarseite</text:p>
          </table:table-cell>
        </table:table-row>
      </table:table>
      <text:p text:style-name="P3"/>
      <text:p text:style-name="P4">Questions:</text:p>
      <text:p text:style-name="P4"/>
      <text:p text:style-name="P4">Hier gibt es verschiedene Einstellungen der Fragenseite</text:p>
      <text:p text:style-name="P4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7">qestionsInRow</text:p>
          </table:table-cell>
          <table:table-cell table:style-name="Tabelle6.B1" office:value-type="string">
            <text:p text:style-name="P17">Anzahl der Fragen, die in einer Zeile angezeigt werden</text:p>
          </table:table-cell>
        </table:table-row>
        <table:table-row>
          <table:table-cell table:style-name="Tabelle6.A2" office:value-type="string">
            <text:p text:style-name="P17">wrapAfterIcon</text:p>
          </table:table-cell>
          <table:table-cell table:style-name="Tabelle6.B2" office:value-type="string">
            <text:p text:style-name="P17">Wenn „true“, wird ein Zeilenumbruch nach dem Icon in den Antwort-Buttpons eingefügt</text:p>
          </table:table-cell>
        </table:table-row>
        <table:table-row>
          <table:table-cell table:style-name="Tabelle6.A2" office:value-type="string">
            <text:p text:style-name="P17">showAnswerIcons</text:p>
          </table:table-cell>
          <table:table-cell table:style-name="Tabelle6.B2" office:value-type="string">
            <text:p text:style-name="P17">Wenn „true“,werden die icons in den Antwort-Buttons angezeigt</text:p>
          </table:table-cell>
        </table:table-row>
        <table:table-row>
          <table:table-cell table:style-name="Tabelle6.A2" office:value-type="string">
            <text:p text:style-name="P17">skipAndWeightInNewLine</text:p>
          </table:table-cell>
          <table:table-cell table:style-name="Tabelle6.B2" office:value-type="string">
            <text:p text:style-name="P20">Wenn „true“ werden die Überspringen- und Gewichtungs-Buttons in einer neuen Zeile nach den Antwortbuttons angezeigt</text:p>
          </table:table-cell>
        </table:table-row>
        <table:table-row>
          <table:table-cell table:style-name="Tabelle6.A2" office:value-type="string">
            <text:p text:style-name="P17">answerIconsWidth</text:p>
          </table:table-cell>
          <table:table-cell table:style-name="Tabelle6.B2" office:value-type="string">
            <text:p text:style-name="P20">Breite der Antwort-icons</text:p>
          </table:table-cell>
        </table:table-row>
        <table:table-row>
          <table:table-cell table:style-name="Tabelle6.A2" office:value-type="string">
            <text:p text:style-name="P17">answerIconsHeight</text:p>
          </table:table-cell>
          <table:table-cell table:style-name="Tabelle6.B2" office:value-type="string">
            <text:p text:style-name="P20">Höhe der Antwort-icons</text:p>
          </table:table-cell>
        </table:table-row>
        <table:table-row>
          <table:table-cell table:style-name="Tabelle6.A2" office:value-type="string">
            <text:p text:style-name="P17">fadeSpeed</text:p>
          </table:table-cell>
          <table:table-cell table:style-name="Tabelle6.B2" office:value-type="string">
            <text:p text:style-name="P20">Ein/ausblendgeschwindigkeit zwischen den Fragen</text:p>
          </table:table-cell>
        </table:table-row>
        <table:table-row>
          <table:table-cell table:style-name="Tabelle6.A2" office:value-type="string">
            <text:p text:style-name="P17">skipText</text:p>
          </table:table-cell>
          <table:table-cell table:style-name="Tabelle6.B2" office:value-type="string">
            <text:p text:style-name="P20">Beschriftung des „Überspringen“-Buttons</text:p>
          </table:table-cell>
        </table:table-row>
        <table:table-row>
          <table:table-cell table:style-name="Tabelle6.A2" office:value-type="string">
            <text:p text:style-name="P17">doubleWeightText</text:p>
          </table:table-cell>
          <table:table-cell table:style-name="Tabelle6.B2" office:value-type="string">
            <text:p text:style-name="P20">Beschriftung des Gewichtungs-Buttons</text:p>
          </table:table-cell>
        </table:table-row>
        <table:table-row>
          <table:table-cell table:style-name="Tabelle6.A2" office:value-type="string">
            <text:p text:style-name="P17">directLinkText</text:p>
          </table:table-cell>
          <table:table-cell table:style-name="Tabelle6.B2" office:value-type="string">
            <text:p text:style-name="P20">Beschriftung des „Direkt zu These springen“-Labels</text:p>
          </table:table-cell>
        </table:table-row>
        <table:table-row>
          <table:table-cell table:style-name="Tabelle6.A2" office:value-type="string">
            <text:p text:style-name="P17">showKeyNumbers</text:p>
          </table:table-cell>
          <table:table-cell table:style-name="Tabelle6.B2" office:value-type="string">
            <text:p text:style-name="P20">Wenn „true“ werden in den Antwortfeldern Zahlen eingefügt, die man drücken kann statt auf den button zu klicken</text:p>
          </table:table-cell>
        </table:table-row>
      </table:table>
      <text:p text:style-name="P3"/>
      <text:p text:style-name="P4">evaluation:</text:p>
      <text:p text:style-name="P4"/>
      <text:p text:style-name="P4">Hier gibt es verschiedene Einstellungen der Auswertungsseite</text:p>
      <text:p text:style-name="P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7">partyRowHeight</text:p>
          </table:table-cell>
          <table:table-cell table:style-name="Tabelle7.B1" office:value-type="string">
            <text:p text:style-name="P18">Höhe der Zeile mit Listennamen/logo</text:p>
          </table:table-cell>
        </table:table-row>
        <table:table-row>
          <table:table-cell table:style-name="Tabelle7.A2" office:value-type="string">
            <text:p text:style-name="P17">verticalDiagramHeight</text:p>
          </table:table-cell>
          <table:table-cell table:style-name="Tabelle7.B2" office:value-type="string">
            <text:p text:style-name="P18">Höhe des vertikalen Diagramms</text:p>
          </table:table-cell>
        </table:table-row>
        <table:table-row>
          <table:table-cell table:style-name="Tabelle7.A2" office:value-type="string">
            <text:p text:style-name="P17">partyAnswerColWidth</text:p>
          </table:table-cell>
          <table:table-cell table:style-name="Tabelle7.B2" office:value-type="string">
            <text:p text:style-name="P18">Breite der Spalten mit den Antwortlogos der Listen</text:p>
          </table:table-cell>
        </table:table-row>
        <table:table-row>
          <table:table-cell table:style-name="Tabelle7.A2" office:value-type="string">
            <text:p text:style-name="P17">ownAnswerColWidth</text:p>
          </table:table-cell>
          <table:table-cell table:style-name="Tabelle7.B2" office:value-type="string">
            <text:p text:style-name="P21">Breite der Spalte mit den Antwortolgos des Benutzers</text:p>
          </table:table-cell>
        </table:table-row>
        <table:table-row>
          <table:table-cell table:style-name="Tabelle7.A2" office:value-type="string">
            <text:p text:style-name="P17">textOverOwnAnswerCol</text:p>
          </table:table-cell>
          <table:table-cell table:style-name="Tabelle7.B2" office:value-type="string">
            <text:p text:style-name="P21">Text über der Spalte mit den Antwortlogos des Benutzers</text:p>
          </table:table-cell>
        </table:table-row>
        <table:table-row>
          <table:table-cell table:style-name="Tabelle7.A2" office:value-type="string">
            <text:p text:style-name="P17">showNamesInsteadOfLogos</text:p>
          </table:table-cell>
          <table:table-cell table:style-name="Tabelle7.B2" office:value-type="string">
            <text:p text:style-name="P21">Wenn „true“ werden die Namen statt der Logos der <text:soft-page-break/>Listen angezeigt</text:p>
          </table:table-cell>
        </table:table-row>
        <table:table-row>
          <table:table-cell table:style-name="Tabelle7.A2" office:value-type="string">
            <text:p text:style-name="P17">tableAnimationSpeed</text:p>
          </table:table-cell>
          <table:table-cell table:style-name="Tabelle7.B2" office:value-type="string">
            <text:p text:style-name="P21">Zeit des Aufklappens er Kommentartabelle in Millisekunden</text:p>
          </table:table-cell>
        </table:table-row>
        <table:table-row>
          <table:table-cell table:style-name="Tabelle7.A2" office:value-type="string">
            <text:p text:style-name="P17">diagramSpeed</text:p>
          </table:table-cell>
          <table:table-cell table:style-name="Tabelle7.B2" office:value-type="string">
            <text:p text:style-name="P21">Zeit der Animation des vertikalen Diagramms</text:p>
          </table:table-cell>
        </table:table-row>
        <table:table-row>
          <table:table-cell table:style-name="Tabelle7.A2" office:value-type="string">
            <text:p text:style-name="P17">answerIconsWidth</text:p>
          </table:table-cell>
          <table:table-cell table:style-name="Tabelle7.B2" office:value-type="string">
            <text:p text:style-name="P21">Breite der Antworticons</text:p>
          </table:table-cell>
        </table:table-row>
        <table:table-row>
          <table:table-cell table:style-name="Tabelle7.A2" office:value-type="string">
            <text:p text:style-name="P17">answerIconsHeight</text:p>
          </table:table-cell>
          <table:table-cell table:style-name="Tabelle7.B2" office:value-type="string">
            <text:p text:style-name="P21">Höhe der Antworticons</text:p>
          </table:table-cell>
        </table:table-row>
        <table:table-row>
          <table:table-cell table:style-name="Tabelle7.A2" office:value-type="string">
            <text:p text:style-name="P17">ShowVerticalDiagram</text:p>
          </table:table-cell>
          <table:table-cell table:style-name="Tabelle7.B2" office:value-type="string">
            <text:p text:style-name="P21">Wenn „true“, wird das vertikale Diagramm angezeigt</text:p>
          </table:table-cell>
        </table:table-row>
        <table:table-row>
          <table:table-cell table:style-name="Tabelle7.A2" office:value-type="string">
            <text:p text:style-name="P17">showHorizontalDiagram</text:p>
          </table:table-cell>
          <table:table-cell table:style-name="Tabelle7.B2" office:value-type="string">
            <text:p text:style-name="P21">Wenn „true“, wird das horizontale Diagramm angezeigt</text:p>
          </table:table-cell>
        </table:table-row>
        <table:table-row>
          <table:table-cell table:style-name="Tabelle7.A2" office:value-type="string">
            <text:p text:style-name="P17">showEvaluationTable</text:p>
          </table:table-cell>
          <table:table-cell table:style-name="Tabelle7.B2" office:value-type="string">
            <text:p text:style-name="P21">Wenn „true“ wird die Tabelle mit den Antworten der Listen angezeigt</text:p>
          </table:table-cell>
        </table:table-row>
        <table:table-row>
          <table:table-cell table:style-name="Tabelle7.A2" office:value-type="string">
            <text:p text:style-name="P17">horizontalDiagramWidth</text:p>
          </table:table-cell>
          <table:table-cell table:style-name="Tabelle7.B2" office:value-type="string">
            <text:p text:style-name="P21">Breite des horizontalen Digramms</text:p>
          </table:table-cell>
        </table:table-row>
        <table:table-row>
          <table:table-cell table:style-name="Tabelle7.A2" office:value-type="string">
            <text:p text:style-name="P17">horizontalBarHeight</text:p>
          </table:table-cell>
          <table:table-cell table:style-name="Tabelle7.B2" office:value-type="string">
            <text:p text:style-name="P21">Höhe eines Balkens im horizontalen Diagramm</text:p>
          </table:table-cell>
        </table:table-row>
        <table:table-row>
          <table:table-cell table:style-name="Tabelle7.A2" office:value-type="string">
            <text:p text:style-name="P17">overHorDiagram</text:p>
          </table:table-cell>
          <table:table-cell table:style-name="Tabelle7.B2" office:value-type="string">
            <text:p text:style-name="P21">Text, der über dem horizontalen Diagramm angezeigt wird</text:p>
          </table:table-cell>
        </table:table-row>
        <table:table-row>
          <table:table-cell table:style-name="Tabelle7.A2" office:value-type="string">
            <text:p text:style-name="P17">overEvalTable</text:p>
          </table:table-cell>
          <table:table-cell table:style-name="Tabelle7.B2" office:value-type="string">
            <text:p text:style-name="P21">Text, der über der Auswertungstabelle angezeigt wird</text:p>
          </table:table-cell>
        </table:table-row>
        <table:table-row>
          <table:table-cell table:style-name="Tabelle7.A2" office:value-type="string">
            <text:p text:style-name="P17">logoClickAction</text:p>
          </table:table-cell>
          <table:table-cell table:style-name="Tabelle7.B2" office:value-type="string">
            <text:p text:style-name="P21">Aktion, die ausgeführt wird, wenn auf das Listenlogo geklickt wird. Folgende Möglichkeiten gibt es:</text:p>
            <text:p text:style-name="P21"><text:tab/>„link“:die Homepage der Liste wird geöffnet</text:p>
            <text:p text:style-name="P21"><text:tab/>„iframe“: die Homepage der Liste wird als iframe geöffnet<text:line-break/><text:tab/>„load“: die datei, die als Homepage der Liste angegeben wird, wird als html in einer Box geladen</text:p>
          </table:table-cell>
        </table:table-row>
      </table:table>
      <text:p text:style-name="P3"/>
      <text:p text:style-name="P5">Links</text:p>
      <text:p text:style-name="P5"/>
      <text:p text:style-name="P5">In diesem Abschnitt können zusätzliche Links angegeben werden, die unter dem rosaVote-Feld angezeigt werden. </text:p>
      <text:p text:style-name="P5"/>
      <text:p text:style-name="P8">Designs/Themes</text:p>
      <text:p text:style-name="P10"/>
      <text:p text:style-name="P10">rosaVote unterstützt Themes als css-Dateien. Diese liegen im Ordner css und haben die bezeichnung „theme_name.css“. </text:p>
      <text:p text:style-name="P10">Um die Bedeutungen der einzelnen css-Klassen zu verstehen, kann mensch sich am besten die vorhandenen Beispiele anschauen.</text:p>
      <text:p text:style-name="P10"/>
      <text:p text:style-name="P8">Share-Funktionalität</text:p>
      <text:p text:style-name="P8"/>
      <text:p text:style-name="P10">Im Ordner „share“ liegt ein Plugin zum Teilen des Ergebnisses mit facebook und twitter. Die konkrete funktionalität kann mensch sich am besten inm stupaomat-Beispiel anschauen</text:p>
      <text:p text:style-name="P10"/>
      <text:p text:style-name="P8">questionsJSON_generator</text:p>
      <text:p text:style-name="P10"/>
      <text:p text:style-name="P10">im Ordner questionsJSON_generator liegt <text:span text:style-name="T3">ein pytrhon3-script, um die questionsjson etwas leichter zu erstell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2:23:34.821331040</meta:creation-date>
    <meta:editing-duration>PT39S</meta:editing-duration>
    <meta:editing-cycles>3</meta:editing-cycles>
    <meta:generator>LibreOffice/4.2.8.2$Linux_x86 LibreOffice_project/420m0$Build-2</meta:generator>
    <dc:date>2015-07-02T12:28:20.921003429</dc:date>
    <meta:document-statistic meta:table-count="7" meta:image-count="0" meta:object-count="0" meta:page-count="4" meta:paragraph-count="155" meta:word-count="829" meta:character-count="6507" meta:non-whitespace-character-count="5826"/>
  </office:meta>
</office:document-meta>
</file>